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B218C8.png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image/png" manifest:full-path="Pictures/1000000000000320000002582C51995A.png"/>
  <manifest:file-entry manifest:media-type="image/png" manifest:full-path="Pictures/10000000000003200000025857AC7A97.png"/>
  <manifest:file-entry manifest:media-type="image/png" manifest:full-path="Pictures/100000000000032000000258EC0B43F6.png"/>
  <manifest:file-entry manifest:media-type="image/png" manifest:full-path="Pictures/10000000000003200000025830674EDA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greengradlines-title">
      <style:graphic-properties draw:auto-grow-height="true" fo:min-height="3.506cm"/>
    </style:style>
    <style:style style:name="pr2" style:family="presentation" style:parent-style-name="lyt-greengradlines-subtitle">
      <style:graphic-properties draw:fill-color="#ffffff" draw:auto-grow-height="true" fo:min-height="12.086cm"/>
    </style:style>
    <style:style style:name="pr3" style:family="presentation" style:parent-style-name="lyt-greengradlines-notes">
      <style:graphic-properties draw:fill-color="#ffffff" draw:auto-grow-height="true" fo:min-height="13.364cm"/>
    </style:style>
    <style:style style:name="pr4" style:family="presentation" style:parent-style-name="lyt-greengradlines-title">
      <style:graphic-properties fo:min-height="3.506cm"/>
    </style:style>
    <style:style style:name="pr5" style:family="presentation" style:parent-style-name="lyt-greengradlines-outline1">
      <style:graphic-properties fo:min-height="12.086cm"/>
    </style:style>
    <style:style style:name="pr6" style:family="presentation" style:parent-style-name="lyt-greengradlines-notes">
      <style:graphic-properties draw:fill-color="#ffffff" fo:min-height="13.364cm"/>
    </style:style>
    <style:style style:name="pr7" style:family="presentation" style:parent-style-name="lyt-greengradlines-outline1">
      <style:graphic-properties draw:auto-grow-height="true" fo:min-height="12.086cm"/>
    </style:style>
    <style:style style:name="pr8" style:family="presentation" style:parent-style-name="lyt-greengradlines-subtitle">
      <style:graphic-properties draw:fill-color="#ffffff" fo:min-height="12.086cm"/>
    </style:style>
    <style:style style:name="P1" style:family="paragraph">
      <style:text-properties fo:font-size="32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language="en" fo:country="G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text-properties fo:language="en" fo:country="GB" fo:font-weight="bold" style:font-weight-asian="bold" style:font-weight-complex="bold"/>
    </style:style>
    <style:style style:name="T1" style:family="text">
      <style:text-properties fo:font-family="'Segoe UI'" style:font-style-name="Regular" style:font-family-asian="'Segoe UI'" style:font-style-name-asian="Regular" style:font-family-complex="'Segoe UI'" style:font-style-name-complex="Regula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ffff" style:text-outline="false" style:text-line-through-style="none" fo:font-family="Thorndale" style:font-style-name="Regular" style:font-family-generic="roman" style:font-pitch="variable" fo:font-size="26pt" fo:language="en" fo:country="GB" fo:font-style="normal" fo:text-shadow="none" style:text-underline-style="none" fo:font-weight="normal" style:font-family-asian="'Andale Sans UI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4" style:family="text">
      <style:text-properties fo:color="#ffffff" style:text-outline="false" style:text-line-through-style="none" fo:font-family="Thorndale" style:font-style-name="Regular" style:font-family-generic="roman" style:font-pitch="variable" fo:font-size="28pt" fo:language="en" fo:country="GB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fo:language="en" fo:country="GB" style:font-size-asian="26pt" style:font-size-complex="26pt"/>
    </style:style>
    <style:style style:name="T7" style:family="text">
      <style:text-properties fo:color="#ffffff" style:text-outline="false" style:text-line-through-style="none" fo:font-family="Thorndale" style:font-style-name="Bold Italic" style:font-family-generic="roman" style:font-pitch="variable" fo:font-size="44pt" fo:language="en" fo:country="GB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T8" style:family="text">
      <style:text-properties fo:color="#ffffff" style:text-outline="false" style:text-line-through-style="none" fo:font-family="Thorndale" style:font-style-name="Regular" style:font-family-generic="roman" style:font-pitch="variable" fo:font-size="32pt" fo:language="en" fo:country="GB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greengradlines" presentation:presentation-page-layout-name="AL1T0">
        <draw:frame presentation:style-name="pr1" draw:layer="layout" svg:width="25.199cm" svg:height="3.506cm" svg:x="1.4cm" svg:y="0.837cm" presentation:class="title">
          <draw:text-box>
            <text:p>Mobile App Development </text:p>
          </draw:text-box>
        </draw:frame>
        <draw:frame presentation:style-name="pr2" draw:text-style-name="P1" draw:layer="layout" svg:width="25.199cm" svg:height="12.086cm" svg:x="1.4cm" svg:y="5.714cm" presentation:class="subtitle">
          <draw:text-box>
            <text:p>Se<text:span text:style-name="T1">án Hayes</text:span></text:p>
            <text:p><text:span text:style-name="T1">eMobc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 </text:p>
          </draw:text-box>
        </draw:frame>
        <draw:frame presentation:style-name="pr5" draw:text-style-name="P2" draw:layer="layout" svg:width="25.199cm" svg:height="12.086cm" svg:x="1.4cm" svg:y="5.714cm" presentation:class="outline" presentation:user-transformed="true">
          <draw:text-box>
            <text:p text:style-name="P2"><text:span text:style-name="T2">Developed in Madrid Spain in 2012. </text:span></text:p>
            <text:p text:style-name="P2"><text:span text:style-name="T2">It is a open source framework, for native IOS and Android also for web mobile using XML.</text:span></text:p>
            <text:p text:style-name="P3"><text:span text:style-name="T3">The eMobc framework is published freely and free on the platform Github</text:span><text:span text:style-name="T4">. </text:span></text:p>
            <text:list text:style-name="L2">
              <text:list-header>
                <text:p text:style-name="P2"><text:span text:style-name="T5"><text:s text:c="2"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greengradlines" presentation:presentation-page-layout-name="AL2T1">
        <draw:frame presentation:style-name="pr1" draw:layer="layout" svg:width="25.199cm" svg:height="3.506cm" svg:x="1.4cm" svg:y="0.837cm" presentation:class="title">
          <draw:text-box>
            <text:p>Features </text:p>
          </draw:text-box>
        </draw:frame>
        <draw:frame presentation:style-name="pr7" draw:text-style-name="P4" draw:layer="layout" svg:width="25.199cm" svg:height="12.086cm" svg:x="1.4cm" svg:y="5.714cm" presentation:class="outline" presentation:user-transformed="true">
          <draw:text-box>
            <text:p text:style-name="P4"><text:span text:style-name="T2">The client server </text:span><text:span text:style-name="T3">allows users to connect to external services</text:span><text:span text:style-name="T2"> </text:span></text:p>
            <text:p text:style-name="P4"><text:span text:style-name="T2">It uses Admob and YOC </text:span></text:p>
            <text:p><text:span text:style-name="T2">Supports 19 screen types eg </text:span><text:span text:style-name="T3">ext maps, forms, calenders </text:span></text:p>
            <text:p><text:span text:style-name="T3">Can be</text:span><text:span text:style-name="T2"> accessed offline</text:span></text:p>
            <text:p text:style-name="P3"><text:span text:style-name="T3">Supports IOS (PUSH) and Android(GCM)</text:span></text:p>
            <text:p text:style-name="P3"><text:span text:style-name="T3">Text to speech, sharing in social network and transitions</text:span></text:p>
            <text:p text:style-name="P3"><text:span text:style-name="T3">Languages include HTML5, Java and Objective-C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>
          <draw:text-box>
            <text:p>Limitation </text:p>
          </draw:text-box>
        </draw:frame>
        <draw:frame presentation:style-name="pr5" draw:text-style-name="P5" draw:layer="layout" svg:width="25.199cm" svg:height="12.086cm" svg:x="1.4cm" svg:y="5.714cm" presentation:class="outline" presentation:user-transformed="true">
          <draw:text-box>
            <text:p text:style-name="P5"><text:span text:style-name="T2">The Pro version is $19 per month, Premium $39 per month</text:span></text:p>
            <text:p text:style-name="P5"><text:span text:style-name="T2">Free version doesn't have allow for advertisement or receiving messages </text:span></text:p>
            <text:p text:style-name="P5"><text:span text:style-name="T2">The downloadable manual only in Spanish </text:span></text:p>
            <text:p text:style-name="P5"><text:span text:style-name="T2">The Download versions need other programs such as Eclipse to run the Java files. </text:span></text:p>
            <text:p text:style-name="P5"><text:span text:style-name="T2"/></text:p>
            <text:p text:style-name="P5"><text:span text:style-name="T2">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>
          <draw:text-box>
            <text:p>Examples of Usage</text:p>
          </draw:text-box>
        </draw:frame>
        <draw:frame presentation:style-name="pr5" draw:layer="layout" svg:width="25.199cm" svg:height="12.086cm" svg:x="1.2cm" svg:y="6cm" presentation:class="outline" presentation:user-transformed="true">
          <draw:text-box>
            <text:p><text:span text:style-name="T6"><text:s/></text:span><text:span text:style-name="T6">Agencia Tributaria: </text:span><text:span text:style-name="T2">Application of the Tributary Agency for the processing of revenue. </text:span></text:p>
            <text:p><text:span text:style-name="T2"/></text:p>
            <text:p><text:span text:style-name="T2">3minmotor: Online Motor Magazine with services and content. </text:span></text:p>
            <text:p><text:span text:style-name="T2">eMobc Guías: Travel Guides on the different capitals of the world.</text:span>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<text:span text:style-name="T7">Reason For Choosing eMobc</text:span></text:p>
          </draw:text-box>
        </draw:frame>
        <draw:frame presentation:style-name="pr5" draw:layer="layout" svg:width="25.199cm" svg:height="12.086cm" svg:x="1.4cm" svg:y="5.714cm" presentation:class="outline" presentation:user-transformed="true">
          <draw:text-box>
            <text:p><text:span text:style-name="T2">Other Frameworks include: M</text:span><text:span text:style-name="T3">obsyte, <text:s/>Kendo UIMobile and</text:span><text:span text:style-name="T8"> </text:span><text:span text:style-name="T3">JoApp</text:span></text:p>
            <text:p text:style-name="P3"><text:span text:style-name="T3">Open source framework</text:span></text:p>
            <text:p text:style-name="P3"><text:span text:style-name="T3">Choice in encoding language </text:span></text:p>
            <text:p text:style-name="P3"><text:span text:style-name="T3">Users can use their own styles</text:span></text:p>
            <text:p text:style-name="P3"><text:span text:style-name="T3">catchy slogan - we design, we innovate, we connect. Mobile for everyone</text:span></text:p>
            <text:p text:style-name="P3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greengradlines" presentation:presentation-page-layout-name="AL1T0"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8" draw:layer="layout" svg:width="25.199cm" svg:height="12.086cm" svg:x="1.4cm" svg:y="5.714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W8Num1z0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draw:background-size="border" draw:fill="bitmap" draw:fill-image-name="greenlin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5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4T03:58:49.80</meta:creation-date>
    <meta:editing-duration>PT44M3S</meta:editing-duration>
    <meta:editing-cycles>6</meta:editing-cycles>
    <dc:date>2014-03-24T04:41:10.68</dc:date>
    <meta:generator>OpenOffice/4.0.1$Win32 OpenOffice.org_project/401m5$Build-9714</meta:generator>
    <meta:document-statistic meta:object-count="93"/>
  </office:meta>
</office:document-meta>
</file>